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1.231cm" fo:min-width="15.60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255cm" fo:min-width="13.902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116cm" fo:min-width="0.866cm"/>
    </style:style>
    <style:style style:name="gr4" style:family="graphic" style:parent-style-name="standard">
      <style:graphic-properties draw:fill-color="#ffffff" draw:opacity="0%" draw:opacity-name="" draw:textarea-horizontal-align="justify" draw:textarea-vertical-align="middle" draw:auto-grow-height="false" fo:min-height="1.376cm" fo:min-width="1.6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073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739cm" fo:min-width="0.489cm" style:protect="siz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ffff" draw:opacity="0%"/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6.104cm" svg:height="11.481cm" svg:x="2.54cm" svg:y="2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402cm" svg:height="3.505cm" svg:x="3.048cm" svg:y="16.00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1.93cm" svg:height="1.93cm" svg:x="4.109cm" svg:y="6.6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2.16cm" svg:height="1.626cm" svg:x="3.994cm" svg:y="6.805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4" draw:layer="layout" svg:width="2.286cm" svg:height="0.806cm" svg:x="3.931cm" svg:y="5.867cm">
          <draw:text-box>
            <text:p text:style-name="P3"><text:span text:style-name="T1">ARM</text:span></text:p>
          </draw:text-box>
        </draw:frame>
        <draw:frame draw:style-name="gr5" draw:text-style-name="P4" draw:layer="layout" svg:width="2.286cm" svg:height="0.806cm" svg:x="2.134cm" svg:y="7.215cm">
          <draw:text-box>
            <text:p text:style-name="P3"><text:span text:style-name="T1">TEST</text:span></text:p>
          </draw:text-box>
        </draw:frame>
        <draw:g>
          <draw:custom-shape draw:style-name="gr6" draw:text-style-name="P1" draw:layer="layout" svg:width="0.457cm" svg:height="0.457cm" svg:x="15.012cm" svg:y="18.1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457cm" svg:height="0.457cm" svg:x="13.107cm" svg:y="18.1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5" draw:layer="layout" svg:x1="12.776cm" svg:y1="18.415cm" svg:x2="15.824cm" svg:y2="18.415cm">
            <text:p/>
          </draw:line>
          <draw:line draw:style-name="gr7" draw:text-style-name="P5" draw:layer="layout" svg:x1="13.335cm" svg:y1="17.907cm" svg:x2="13.335cm" svg:y2="18.923cm">
            <text:p/>
          </draw:line>
          <draw:line draw:style-name="gr7" draw:text-style-name="P5" draw:layer="layout" svg:x1="15.24cm" svg:y1="17.907cm" svg:x2="15.24cm" svg:y2="18.923cm">
            <text:p/>
          </draw:line>
        </draw:g>
        <draw:custom-shape draw:style-name="gr8" draw:text-style-name="P1" draw:layer="layout" svg:width="1.397cm" svg:height="1.397cm" svg:x="4.433cm" svg:y="4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7cm" fo:margin-bottom="0cm" fo:text-indent="0cm"/>
      <style:text-properties fo:font-size="38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1cm" fo:margin-bottom="0cm" fo:text-indent="0cm"/>
      <style:text-properties fo:font-size="32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74cm" fo:margin-bottom="0cm" fo:text-indent="0cm"/>
      <style:text-properties fo:font-size="27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7cm" fo:margin-bottom="0cm" fo:text-indent="0cm"/>
      <style:text-properties fo:font-size="27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7cm" fo:margin-bottom="0cm" fo:text-indent="0cm"/>
      <style:text-properties fo:font-size="27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7cm" fo:margin-bottom="0cm" fo:text-indent="0cm"/>
      <style:text-properties fo:font-size="27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7cm" fo:margin-bottom="0cm" fo:text-indent="0cm"/>
      <style:text-properties fo:font-size="27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7cm" fo:margin-bottom="0cm" fo:text-indent="0cm"/>
      <style:text-properties fo:font-size="27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5.145cm" svg:height="3.604cm" svg:x="1.397cm" svg:y="0.86cm" presentation:class="title" presentation:placeholder="true">
        <draw:text-box/>
      </draw:frame>
      <draw:frame presentation:style-name="Default-outline1" draw:layer="backgroundobjects" svg:width="25.145cm" svg:height="12.521cm" svg:x="1.397cm" svg:y="5.051cm" presentation:class="outline" presentation:placeholder="true">
        <draw:text-box/>
      </draw:frame>
      <draw:frame presentation:style-name="Mpr1" draw:text-style-name="MP2" draw:layer="backgroundobjects" svg:width="6.509cm" svg:height="1.487cm" svg:x="1.397cm" svg:y="19.66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56cm" svg:height="1.487cm" svg:x="9.555cm" svg:y="19.66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09cm" svg:height="1.487cm" svg:x="20.032cm" svg:y="19.66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16:35:14.622752507</meta:creation-date>
    <dc:date>2018-05-22T17:39:56.733437911</dc:date>
    <meta:editing-duration>PT11M35S</meta:editing-duration>
    <meta:editing-cycles>3</meta:editing-cycles>
    <meta:generator>LibreOffice/6.0.4.2$Linux_X86_64 LibreOffice_project/00m0$Build-2</meta:generator>
    <meta:document-statistic meta:object-count="37"/>
  </office:meta>
</office:document-meta>
</file>